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ce1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CE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I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sce146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II</text:p>
          </table:table-cell>
          <table:table-cell/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MATH141</text:p>
          </table:table-cell>
          <table:table-cell office:value-type="string" calcext:value-type="string">
            <text:p>MATH122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NGL10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NGL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SCE1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/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CSCE204</text:p>
          </table:table-cell>
          <table:table-cell office:value-type="string" calcext:value-type="string">
            <text:p>CSCE205</text:p>
          </table:table-cell>
          <table:table-cell office:value-type="string" calcext:value-type="string">
            <text:p>CSCE206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th14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I</text:p>
          </table:table-cell>
          <table:table-cell/>
        </table:table-row>
        <table:table-row table:style-name="ro1">
          <table:table-cell office:value-type="string" calcext:value-type="string">
            <text:p>MATH112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16</text:p>
          </table:table-cell>
          <table:table-cell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ngl10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NGL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/>
        </table:table-row>
        <table:table-row table:style-name="ro1">
          <table:table-cell office:value-type="string" calcext:value-type="string">
            <text:p>ENGL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th14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II</text:p>
          </table:table-cell>
          <table:table-cell/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sce21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/Linux Fundamentals</text:p>
          </table:table-cell>
        </table:table-row>
        <table:table-row table:style-name="ro1"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chem1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 I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  <table:table-cell office:value-type="string" calcext:value-type="string">
            <text:p>MATH141</text:p>
          </table:table-cell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hem111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1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I Lab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  <table:table-cell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sce2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/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sce24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/>
        </table:table-row>
        <table:table-row table:style-name="ro1">
          <table:table-cell office:value-type="string" calcext:value-type="string">
            <text:p>CSCE215</text:p>
          </table:table-cell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ath374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office:value-type="string" calcext:value-type="string">
            <text:p>CSCE146</text:p>
          </table:table-cell>
          <table:table-cell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chem11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II</text:p>
          </table:table-cell>
          <table:table-cell/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hem112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2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II Lab</text:p>
          </table:table-cell>
          <table:table-cell/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pch14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PCH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CH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G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sce21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. To Computer Architecture</text:p>
          </table:table-cell>
          <table:table-cell/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math24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ce3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210</text:p>
          </table:table-cell>
          <table:table-cell office:value-type="string" calcext:value-type="string">
            <text:p>CSCE212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ce33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csce35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sce3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ngl46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GL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</table:table-row>
        <table:table-row table:style-name="ro1">
          <table:table-cell office:value-type="string" calcext:value-type="string">
            <text:p>ENGL101</text:p>
          </table:table-cell>
          <table:table-cell office:value-type="string" calcext:value-type="string">
            <text:p>ENGL102</text:p>
          </table:table-cell>
          <table:table-cell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sce416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</table:table-row>
        <table:table-row table:style-name="ro1"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tat509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AT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sce4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I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311</text:p>
          </table:table-cell>
          <table:table-cell office:value-type="string" calcext:value-type="string">
            <text:p>ENGL462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35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212</text:p>
          </table:table-cell>
          <table:table-cell office:value-type="string" calcext:value-type="string">
            <text:p>CSCE350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csce344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344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34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49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II</text:p>
          </table:table-cell>
          <table:table-cell/>
        </table:table-row>
        <table:table-row table:style-name="ro1">
          <table:table-cell office:value-type="string" calcext:value-type="string">
            <text:p>CSCE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6:33:19.157633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6:41:53.356830803</dc:date>
    <meta:editing-duration>PT1H15M49S</meta:editing-duration>
    <meta:editing-cycles>26</meta:editing-cycles>
    <meta:generator>LibreOffice/5.1.6.2$Linux_X86_64 LibreOffice_project/10m0$Build-2</meta:generator>
    <meta:document-statistic meta:table-count="30" meta:cell-count="314" meta:object-count="0"/>
  </office:meta>
</office:document-meta>
</file>